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c826f" officeooo:paragraph-rsid="001c826f"/>
    </style:style>
    <style:style style:name="P2" style:family="paragraph" style:parent-style-name="Standard">
      <style:paragraph-properties fo:break-before="page"/>
      <style:text-properties officeooo:rsid="001c826f" officeooo:paragraph-rsid="001c826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ТЧЕТ</text:p>
      <text:p text:style-name="P2">Практическая работа №1. </text:p>
      <text:p text:style-name="P1">Матрица связей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4T17:27:58.603396270</meta:creation-date>
    <dc:date>2024-02-14T17:30:34.392611133</dc:date>
    <meta:editing-duration>PT2M36S</meta:editing-duration>
    <meta:editing-cycles>1</meta:editing-cycles>
    <meta:document-statistic meta:table-count="0" meta:image-count="0" meta:object-count="0" meta:page-count="2" meta:paragraph-count="3" meta:word-count="6" meta:character-count="43" meta:non-whitespace-character-count="39"/>
    <meta:generator>LibreOffice/7.3.7.2$Linux_X86_64 LibreOffice_project/30$Build-2</meta:generator>
  </office:meta>
</office:document-meta>
</file>